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" svg:font-family="Bebas"/>
    <style:font-face style:name="Georgia" svg:font-family="Georgia, 'Times New Roman', Times, serif"/>
    <style:font-face style:name="Georgia1" svg:font-family="Georgia, Times, 'Times New Roman', serif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731" officeooo:paragraph-rsid="00040731"/>
    </style:style>
    <style:style style:name="P2" style:family="paragraph" style:parent-style-name="Standard">
      <style:text-properties officeooo:rsid="0005f197" officeooo:paragraph-rsid="0005f197"/>
    </style:style>
    <style:style style:name="P3" style:family="paragraph" style:parent-style-name="Standard">
      <style:text-properties officeooo:rsid="00071fe3" officeooo:paragraph-rsid="00071fe3"/>
    </style:style>
    <style:style style:name="P4" style:family="paragraph" style:parent-style-name="Standard">
      <style:text-properties officeooo:rsid="000844db" officeooo:paragraph-rsid="000844db"/>
    </style:style>
    <style:style style:name="P5" style:family="paragraph" style:parent-style-name="Standard">
      <style:text-properties officeooo:rsid="0009b558" officeooo:paragraph-rsid="0009b558"/>
    </style:style>
    <style:style style:name="P6" style:family="paragraph" style:parent-style-name="Standard">
      <style:text-properties officeooo:rsid="000b2677" officeooo:paragraph-rsid="000b2677"/>
    </style:style>
    <style:style style:name="P7" style:family="paragraph" style:parent-style-name="Standard">
      <style:text-properties officeooo:rsid="000e3fbe" officeooo:paragraph-rsid="000e3fbe"/>
    </style:style>
    <style:style style:name="P8" style:family="paragraph" style:parent-style-name="Standard">
      <style:text-properties officeooo:rsid="00103119" officeooo:paragraph-rsid="00103119"/>
    </style:style>
    <style:style style:name="P9" style:family="paragraph" style:parent-style-name="Heading_20_2">
      <style:text-properties fo:font-variant="normal" fo:text-transform="none" fo:color="#33363b" style:font-name="Helvetica Neue" fo:font-size="13.5pt" fo:letter-spacing="normal" fo:font-style="normal" fo:font-weight="normal" officeooo:rsid="000844db" officeooo:paragraph-rsid="000844db"/>
    </style:style>
    <style:style style:name="P10" style:family="paragraph" style:parent-style-name="Heading_20_2">
      <style:text-properties fo:font-variant="normal" fo:text-transform="none" fo:color="#333333" style:font-name="Georgia1" fo:font-size="19.5pt" fo:letter-spacing="normal" fo:font-style="normal" fo:font-weight="normal" officeooo:rsid="000b2677" officeooo:paragraph-rsid="000b26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01/04/2015.</text:p>
      <text:p text:style-name="P1"/>
      <text:h text:style-name="Heading_20_3" text:outline-level="3">Twig moteur de templates</text:h>
      <text:p text:style-name="P2"><text:a xlink:type="simple" xlink:href="http://twig.sensiolabs.org/">http://twig.sensiolabs.org/</text:a></text:p>
      <text:p text:style-name="P2"/>
      <text:p text:style-name="P2"/>
      <text:h text:style-name="Heading_20_3" text:outline-level="3">systeme de rooting Format <text:s/>YAML format de configuration ,</text:h>
      <text:p text:style-name="P2"/>
      <text:p text:style-name="P2"><text:a xlink:type="simple" xlink:href="http://symfony.com/legacy/doc/reference/1_3/fr/02-yaml">http://symfony.com/legacy/doc/reference/1_3/fr/02-yaml</text:a></text:p>
      <text:p text:style-name="P2"/>
      <text:h text:style-name="Heading_20_3" text:outline-level="3">du sql à l'objet PHP </text:h>
      <text:p text:style-name="P3">doctrine </text:p>
      <text:p text:style-name="P3"><text:a xlink:type="simple" xlink:href="http://symfony.com/fr/doc/current/book/doctrine.html">http://symfony.com/fr/doc/current/book/doctrine.html</text:a></text:p>
      <text:p text:style-name="P3"/>
      <text:p text:style-name="P3"><text:a xlink:type="simple" xlink:href="http://openclassrooms.com/courses/developpez-votre-site-web-avec-le-framework-symfony2/recuperer-ses-entites-avec-doctrine2">http://openclassrooms.com/courses/developpez-votre-site-web-avec-le-framework-symfony2/recuperer-ses-entites-avec-doctrine2</text:a></text:p>
      <text:p text:style-name="P3"/>
      <text:p text:style-name="P3"/>
      <text:h text:style-name="Heading_20_3" text:outline-level="3">profiler &amp; deboger</text:h>
      <text:p text:style-name="P3"/>
      <text:p text:style-name="P3"><text:a xlink:type="simple" xlink:href="http://symfony.com/blog/new-in-symfony-2-6-ajax-requests-in-the-web-debug-toolbar">http://symfony.com/blog/new-in-symfony-2-6-ajax-requests-in-the-web-debug-toolbar</text:a></text:p>
      <text:p text:style-name="P3"/>
      <text:h text:style-name="Heading_20_3" text:outline-level="3"><text:s/>noyau bundle</text:h>
      <text:p text:style-name="P4"><text:a xlink:type="simple" xlink:href="http://knpbundles.com/">http://knpbundles.com/</text:a></text:p>
      <text:h text:style-name="P9" text:outline-level="2">2552 bundles for Symfony2</text:h>
      <text:p text:style-name="P4"/>
      <text:p text:style-name="P3"/>
      <text:p text:style-name="P3"><text:a xlink:type="simple" xlink:href="http://symfony.com/fr/doc/current/book/page_creation.html#creer-un-bundle">http://symfony.com/fr/doc/current/book/page_creation.html#creer-un-bundle</text:a></text:p>
      <text:p text:style-name="P3"><text:a xlink:type="simple" xlink:href="http://symfony.com/fr/doc/current/book/page_creation.html#structure-des-repertoires-des-bundles">http://symfony.com/fr/doc/current/book/page_creation.html#structure-des-repertoires-des-bundles</text:a></text:p>
      <text:p text:style-name="P3"><text:a xlink:type="simple" xlink:href="http://symfony.com/fr/doc/current/book/page_creation.html#configuration-de-l-application">http://symfony.com/fr/doc/current/book/page_creation.html#configuration-de-l-application</text:a></text:p>
      <text:p text:style-name="P3"><text:a xlink:type="simple" xlink:href="http://symfony.com/fr/doc/current/book/page_creation.html#dump-de-configuration-par-defaut">http://symfony.com/fr/doc/current/book/page_creation.html#dump-de-configuration-par-defaut</text:a></text:p>
      <text:p text:style-name="P3"/>
      <text:p text:style-name="P3"/>
      <text:h text:style-name="Heading_20_3" text:outline-level="3">Symfony Components</text:h>
      <text:p text:style-name="P4"><text:a xlink:type="simple" xlink:href="http://symfony.com/components">http://symfony.com/components</text:a></text:p>
      <text:p text:style-name="P4"/>
      <text:h text:style-name="Heading_20_3" text:outline-level="3">symfony test unitaires et fonctionnels</text:h>
      <text:p text:style-name="P4"/>
      <text:p text:style-name="P4"><text:a xlink:type="simple" xlink:href="http://symfony.com/fr/doc/current/book/testing.html">http://symfony.com/fr/doc/current/book/testing.html</text:a></text:p>
      <text:p text:style-name="P4"/>
      <text:h text:style-name="Heading_20_3" text:outline-level="3"><text:soft-page-break/>Contrôler votre code</text:h>
      <text:p text:style-name="P4"/>
      <text:p text:style-name="P4">Monitoring de performances</text:p>
      <text:p text:style-name="P4"/>
      <text:p text:style-name="P4"/>
      <text:p text:style-name="P4"/>
      <text:h text:style-name="Heading_20_3" text:outline-level="3">Micro framework</text:h>
      <text:p text:style-name="P5"><text:a xlink:type="simple" xlink:href="http://silex.sensiolabs.org/">http://silex.sensiolabs.org/</text:a></text:p>
      <text:p text:style-name="P5"/>
      <text:p text:style-name="P5"><text:a xlink:type="simple" xlink:href="http://symfony.com/projects/laravel">http://symfony.com/projects/laravel</text:a></text:p>
      <text:p text:style-name="P5"/>
      <text:p text:style-name="P5"><text:a xlink:type="simple" xlink:href="http://laravel.com/">http://laravel.com/</text:a></text:p>
      <text:p text:style-name="P5"/>
      <text:p text:style-name="P5"/>
      <text:p text:style-name="P5"/>
      <text:p text:style-name="P5"/>
      <text:p text:style-name="P6"><text:a xlink:type="simple" xlink:href="http://openclassrooms.com/courses/developpez-votre-site-web-avec-le-framework-symfony2">http://openclassrooms.com/courses/developpez-votre-site-web-avec-le-framework-symfony2</text:a></text:p>
      <text:p text:style-name="P6"/>
      <text:p text:style-name="P6"/>
      <text:h text:style-name="P10" text:outline-level="2"/>
      <text:h text:style-name="P10" text:outline-level="2">la conférence SymfonyLive Paris 2015 !</text:h>
      <text:p text:style-name="P6"/>
      <text:p text:style-name="P6"><text:a xlink:type="simple" xlink:href="http://paris2015.live.symfony.com/">http://paris2015.live.symfony.com/</text:a></text:p>
      <text:p text:style-name="P6"/>
      <text:p text:style-name="P6"/>
      <text:p text:style-name="P6"><text:a xlink:type="simple" xlink:href="https://travis-ci.com/">https://travis-ci.com/</text:a></text:p>
      <text:p text:style-name="P6"><text:a xlink:type="simple" xlink:href="https://scrutinizer-ci.com/">https://scrutinizer-ci.com/</text:a></text:p>
      <text:p text:style-name="P6"/>
      <text:p text:style-name="P6"/>
      <text:p text:style-name="P6"><text:a xlink:type="simple" xlink:href="http://jolicode.github.io/hhvm-hack-conf/">http://jolicode.github.io/hhvm-hack-conf/</text:a></text:p>
      <text:p text:style-name="P6"/>
      <text:p text:style-name="P6"/>
      <text:p text:style-name="P7">instalation symphony</text:p>
      <text:p text:style-name="P7"/>
      <text:p text:style-name="P7"><text:a xlink:type="simple" xlink:href="http://symfony.com/download">http://symfony.com/download</text:a></text:p>
      <text:p text:style-name="P7"/>
      <text:p text:style-name="P7">2 eme methode</text:p>
      <text:p text:style-name="P7"><text:a xlink:type="simple" xlink:href="https://getcomposer.org/">https://getcomposer.org/</text:a></text:p>
      <text:p text:style-name="P7"/>
      <text:p text:style-name="P7"><text:a xlink:type="simple" xlink:href="https://getcomposer.org/download/">https://getcomposer.org/download/</text:a></text:p>
      <text:p text:style-name="P7"/>
      <text:p text:style-name="P8">composer gestionnaire de projet </text:p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bas" svg:font-family="Bebas"/>
    <style:font-face style:name="Georgia" svg:font-family="Georgia, 'Times New Roman', Times, serif"/>
    <style:font-face style:name="Georgia1" svg:font-family="Georgia, Times, 'Times New Roman', serif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09:59:15.958123098</meta:creation-date>
    <dc:date>2015-04-01T16:49:36.427048488</dc:date>
    <meta:editing-duration>PT4H3M47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3" meta:paragraph-count="40" meta:word-count="83" meta:character-count="1562" meta:non-whitespace-character-count="1514"/>
  </office:meta>
</office:document-meta>
</file>